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6ef" officeooo:paragraph-rsid="0008b6ef"/>
    </style:style>
    <style:style style:name="P2" style:family="paragraph" style:parent-style-name="Standard" style:list-style-name="L3">
      <style:text-properties officeooo:rsid="0008b6ef" officeooo:paragraph-rsid="0008b6ef"/>
    </style:style>
    <style:style style:name="P3" style:family="paragraph" style:parent-style-name="Standard" style:list-style-name="L4">
      <style:text-properties officeooo:rsid="0008b6ef" officeooo:paragraph-rsid="0008b6ef"/>
    </style:style>
    <style:style style:name="P4" style:family="paragraph" style:parent-style-name="Standard" style:list-style-name="L5">
      <style:text-properties officeooo:rsid="0008b6ef" officeooo:paragraph-rsid="0008b6ef"/>
    </style:style>
    <style:style style:name="P5" style:family="paragraph" style:parent-style-name="Standard">
      <style:text-properties officeooo:rsid="000b20b8" officeooo:paragraph-rsid="000b20b8"/>
    </style:style>
    <style:style style:name="P6" style:family="paragraph" style:parent-style-name="Standard" style:list-style-name="L6">
      <style:text-properties officeooo:rsid="000b20b8" officeooo:paragraph-rsid="000b20b8"/>
    </style:style>
    <style:style style:name="P7" style:family="paragraph" style:parent-style-name="Standard" style:list-style-name="L5">
      <style:text-properties officeooo:rsid="000c4588" officeooo:paragraph-rsid="000c458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:</text:p>
      <text:list xml:id="list3133695765459958824" text:style-name="L4">
        <text:list-item>
          <text:p text:style-name="P3">We received records from the Hamilton County 911 Emergency Center, and weather reports from KCHA Lovell Field Airport Station </text:p>
        </text:list-item>
        <text:list-item>
          <text:p text:style-name="P3">Our goal was to attempt to discover correlations between injuries that resulted from reported vehicular incidents and weather occurrences</text:p>
        </text:list-item>
      </text:list>
      <text:p text:style-name="P1"/>
      <text:p text:style-name="P1">Visualization of Data:</text:p>
      <text:list xml:id="list1264841735053590870" text:style-name="L3">
        <text:list-item>
          <text:p text:style-name="P2">Originally, we got a mass amount of data from the two sources</text:p>
        </text:list-item>
        <text:list-item>
          <text:p text:style-name="P2">The two data sets were separate, so we combined them into a single data source by time and date </text:p>
        </text:list-item>
        <text:list-item>
          <text:p text:style-name="P2">Once the data had been matched accordingly, we had to format the variables into a style that was acceptable for Logistic Regression to be performed </text:p>
        </text:list-item>
        <text:list-item>
          <text:p text:style-name="P2">We began by creating dummy values for each of the variables </text:p>
        </text:list-item>
        <text:list-item>
          <text:p text:style-name="P2">Then, we aggregated the dummy values</text:p>
          <text:list>
            <text:list-item>
              <text:p text:style-name="P2">All weather data was aggregated based on general attributes (light rain, rain, heavy rain, and drizzle became rainy)</text:p>
            </text:list-item>
          </text:list>
        </text:list-item>
        <text:list-item>
          <text:p text:style-name="P2">We also dropped redundant data like specific wind direction (N, NE, S, SW)</text:p>
          <text:list>
            <text:list-item>
              <text:p text:style-name="P2">These were already represented by the Wind Direction in Degrees category </text:p>
            </text:list-item>
          </text:list>
        </text:list-item>
      </text:list>
      <text:p text:style-name="P1">Show graphs and tables showing output of Logistic Regression algorithm </text:p>
      <text:list xml:id="list2062267525010919639" text:style-name="L5">
        <text:list-item>
          <text:p text:style-name="P4">Things to Show:</text:p>
          <text:list>
            <text:list-item>
              <text:p text:style-name="P4">Heat Map</text:p>
            </text:list-item>
            <text:list-item>
              <text:p text:style-name="P4">Log-Reg Table </text:p>
            </text:list-item>
            <text:list-item>
              <text:p text:style-name="P4">OR Table </text:p>
            </text:list-item>
            <text:list-item>
              <text:p text:style-name="P7">For the Accidents per Day in 2017 Graph:</text:p>
              <text:list>
                <text:list-item>
                  <text:p text:style-name="P7">mention high and low points</text:p>
                </text:list-item>
                <text:list-item>
                  <text:p text:style-name="P7">High points: took place around Thanksgiving and Christmas<text:span text:style-name="T2">, with 3 significantly high spikes in the last 60 days of the year </text:span></text:p>
                </text:list-item>
                <text:list-item>
                  <text:p text:style-name="P7">Low points: one noticeable one was on Labor day</text:p>
                  <text:list>
                    <text:list-item>
                      <text:p text:style-name="P7">Day 359: Christmas Day </text:p>
                    </text:list-item>
                    <text:list-item>
                      <text:p text:style-name="P7">Day 365 (New Years Eve): Dec 31<text:span text:style-name="T1">st</text:span> </text:p>
                    </text:list-item>
                    <text:list-item>
                      <text:p text:style-name="P7">Day 247: Sep 4<text:span text:style-name="T1">th</text:span> (Labor Day) </text:p>
                    </text:list-item>
                  </text:list>
                </text:list-item>
              </text:list>
            </text:list-item>
          </text:list>
        </text:list-item>
      </text:list>
      <text:p text:style-name="P5">The Project Itself:</text:p>
      <text:list xml:id="list2778466677474714001" text:style-name="L6">
        <text:list-item>
          <text:p text:style-name="P6">This is another smart transport project</text:p>
        </text:list-item>
        <text:list-item>
          <text:p text:style-name="P6">It currently has been in development for around 1 month</text:p>
        </text:list-item>
        <text:list-item>
          <text:p text:style-name="P6">The project covers descriptive analysis of weather data and 911 call log dat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2:38:43.082607035</meta:creation-date>
    <dc:date>2018-06-08T14:55:50.002212835</dc:date>
    <meta:editing-duration>PT1H56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92" meta:character-count="1614" meta:non-whitespace-character-count="1361"/>
  </office:meta>
</office:document-meta>
</file>